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Liberation Serif1" fo:font-size="10pt" officeooo:rsid="00163ae9" officeooo:paragraph-rsid="00163ae9" style:font-size-asian="10pt" style:font-size-complex="10pt"/>
    </style:style>
    <style:style style:name="P2" style:family="paragraph" style:parent-style-name="Standard">
      <style:text-properties style:font-name="Liberation Serif1" fo:font-size="10pt" officeooo:rsid="0013d512" officeooo:paragraph-rsid="0013d512" style:font-size-asian="10pt" style:font-size-complex="10pt"/>
    </style:style>
    <style:style style:name="P3" style:family="paragraph" style:parent-style-name="Standard">
      <style:text-properties style:font-name="Liberation Serif1" fo:font-size="10pt" officeooo:rsid="00176c8b" officeooo:paragraph-rsid="00176c8b" style:font-size-asian="10pt" style:font-size-complex="10pt"/>
    </style:style>
    <style:style style:name="P4" style:family="paragraph" style:parent-style-name="Standard">
      <style:text-properties style:font-name="Liberation Serif1" fo:font-size="10pt" officeooo:rsid="0017dfc1" officeooo:paragraph-rsid="0017dfc1" style:font-size-asian="10pt" style:font-size-complex="10pt"/>
    </style:style>
    <style:style style:name="P5" style:family="paragraph" style:parent-style-name="Standard">
      <style:text-properties style:font-name="Liberation Serif1" fo:font-size="10pt" officeooo:rsid="0018ce1d" officeooo:paragraph-rsid="0018ce1d" style:font-size-asian="10pt" style:font-size-complex="10pt"/>
    </style:style>
    <style:style style:name="P6" style:family="paragraph" style:parent-style-name="Standard">
      <style:text-properties style:font-name="Liberation Serif1" fo:font-size="10pt" officeooo:paragraph-rsid="0018ce1d" style:font-size-asian="10pt" style:font-size-complex="10pt"/>
    </style:style>
    <style:style style:name="P7" style:family="paragraph" style:parent-style-name="Standard">
      <style:text-properties officeooo:paragraph-rsid="0018ce1d"/>
    </style:style>
    <style:style style:name="P8" style:family="paragraph" style:parent-style-name="Standard_7e_LT_7e_Untertitel">
      <style:paragraph-properties fo:margin-left="0cm" fo:margin-right="0cm" fo:line-height="150%" fo:text-align="start" style:justify-single-word="false" fo:text-indent="0cm" style:auto-text-indent="false"/>
      <style:text-properties style:font-name="Liberation Serif1" fo:font-size="10pt" officeooo:rsid="001a46a7" officeooo:paragraph-rsid="001a46a7" style:font-size-asian="10pt" style:font-size-complex="10pt"/>
    </style:style>
    <style:style style:name="T1" style:family="text">
      <style:text-properties officeooo:rsid="001513dd"/>
    </style:style>
    <style:style style:name="T2" style:family="text">
      <style:text-properties officeooo:rsid="0018ce1d"/>
    </style:style>
    <style:style style:name="T3" style:family="text">
      <style:text-properties style:font-name="Liberation Serif1" fo:font-size="10pt" style:font-size-asian="10pt" style:font-size-complex="10pt"/>
    </style:style>
    <style:style style:name="T4" style:family="text">
      <style:text-properties style:font-name="Liberation Serif1" fo:font-size="10pt" officeooo:rsid="0018ce1d" style:font-size-asian="10pt" style:font-size-complex="10pt"/>
    </style:style>
    <style:style style:name="T5" style:family="text">
      <style:text-properties officeooo:rsid="00195574"/>
    </style:style>
    <style:style style:name="T6" style:family="text">
      <style:text-properties style:font-name="Liberation Serif" style:font-name-asian="Noto Sans1" style:font-name-complex="Liberation Sans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njour Sylvain,</text:p>
      <text:p text:style-name="P1">Pour la présentation personnelle, tu peux mettre quelque chose du style suivant :</text:p>
      <text:p text:style-name="P1"/>
      <text:p text:style-name="P2"><text:span text:style-name="T2">Habitant de </text:span>Ginals.</text:p>
      <text:p text:style-name="P2">Bien que n’étant pas professionnel de ce milieu, je m’intéresse à l’informatique depuis la fin des années 80. </text:p>
      <text:p text:style-name="P2">Vers 2015, j’ai appris à coder en Python, notamment pour pouvoir réaliser avec la fraiseuse numérique du FabLab de Caylus (devenu La Fabrique) des structures de tableaux géométriques.</text:p>
      <text:p text:style-name="P2">Pendant le confinement de 2020, avec Jacques Yeny nous avons créé, en s’aidant de WordPress, un site internet pour le projet Ficelle de l’association Origami. Depuis j’ai réalisé quelques sites pour des proches et des amis, mais en utilisant le logiciel Hugo qui laisse plus de libertés.</text:p>
      <text:p text:style-name="P2">L’apprentissage autodidacte de l’informatique faisant appel à des tutoriels en ligne d’accès libre et à des échanges avec des internautes passionnés et bénévoles, il est un juste retour qu’aujourd’hui je fasse bénéficier des personnes motivées de mon expérience et de mon aide afin de construire et de mettre en ligne un site internet en partant d<text:span text:style-name="T1">e quasiment zéro.</text:span></text:p>
      <text:p text:style-name="P2"/>
      <text:p text:style-name="P1">Pour la présentation par atelier, je n’ai pas grand-chose à ajouter à ce que j’avais envoyé dans mon premier courriel.</text:p>
      <text:p text:style-name="P3">Le nombre de participants idéal est 4. Si il y a moins, c’est jouable. 5 est un maximum à mon avis.</text:p>
      <text:p text:style-name="P5">La durée de chaque séance devrait être de 3 heures environ. Et je pense qu’avec 5 séances le programme sera rempli.</text:p>
      <text:p text:style-name="P3">Concernant les dates, <text:span text:style-name="T2">ma préférence va aux mercredis après-midi, de 14 heures à 17 heures si vous fermez à 17 heures, un peu plus tard si vous fermez plus tard. Cela pourrait être les mercredis 21 et 28 mai, 4, 11 et 18 juin. </text:span><text:span text:style-name="T5">Si cela vous convient.</text:span></text:p>
      <text:p text:style-name="P3"/>
      <text:p text:style-name="P3">Je te joins une image, style affiche, qui a été générée par ChatGPT et qui vaut donc ce qu’elle vaut. Libre à vous de décider de la mettre ou non, ou de la modifier.</text:p>
      <text:p text:style-name="P3"/>
      <text:p text:style-name="P3">Pour le coup d’essai (croyons au Père Noël et disons qu’il y aura une suite), il vaut mieux que les participants aient leur propre ordinateur portable. Que nous voyions ce que cela donne avant d’utiliser des ordinateurs de La Fabrique pour les personnes qui ne possèdent pas de portable. <text:span text:style-name="T5">Quant à Windows, il faut savoir que l’utilisation de certains logiciels y est toujours plus difficile que sous Linux ou sous MacOS. Je dois essayer dans les jours qui viennent d’installer Hugo sur un de mes ordinateurs Windows.</text:span></text:p>
      <text:p text:style-name="P3"/>
      <text:p text:style-name="P4">De manière à ne pas perdre de temps, il est nécessaire que les participants aient installé visualStudioCode, node.js, git et hugo sur leur ordinateur. Et si une personne n’y arrive pas, <text:span text:style-name="T5">le mieux est qu’</text:span>elle me contacte pour que <text:span text:style-name="T5">je </text:span>l’aide à faire l’installation. </text:p>
      <text:p text:style-name="P7"><text:span text:style-name="T4">Pour installer VS Code : </text:span><text:a xlink:type="simple" xlink:href="https://code.visualstudio.com/download" text:style-name="Internet_20_link" text:visited-style-name="Visited_20_Internet_20_Link"><text:span text:style-name="T3">https://code.visualstudio.com/download</text:span></text:a></text:p>
      <text:p text:style-name="P7"><text:span text:style-name="T4">Pour installer node.js : </text:span><text:a xlink:type="simple" xlink:href="https://nodejs.org/fr/download" text:style-name="Internet_20_link" text:visited-style-name="Visited_20_Internet_20_Link"><text:span text:style-name="T3">https://nodejs.org/fr/download</text:span></text:a><text:span text:style-name="T3"> </text:span><text:span text:style-name="T4">et </text:span><text:a xlink:type="simple" xlink:href="https://learn.microsoft.com/fr-fr/windows/dev-environment/javascript/nodejs-on-windows" text:style-name="Internet_20_link" text:visited-style-name="Visited_20_Internet_20_Link"><text:span text:style-name="T4">https://learn.microsoft.com/fr-fr/windows/dev-environment/javascript/nodejs-on-windows</text:span></text:a></text:p>
      <text:p text:style-name="P6"><text:span text:style-name="T2">Pour installer hugo : </text:span>https://gohugo.io/installation/</text:p>
      <text:p text:style-name="P6"><text:span text:style-name="T2">Pour installer git : </text:span><text:a xlink:type="simple" xlink:href="https://git-scm.com/downloads" text:style-name="Internet_20_link" text:visited-style-name="Visited_20_Internet_20_Link"><text:span text:style-name="T2">https://git-scm.com/downloads</text:span></text:a></text:p>
      <text:p text:style-name="P6"/>
      <text:p text:style-name="P8"><text:span text:style-name="T6">À</text:span> bientôt.</text:p>
      <text:p text:style-name="P8">Paul</text:p>
      <text:p text:style-name="P6"/>
      <text:p text:style-name="P5"/>
      <text:p text:style-name="P5"/>
      <text:p text:style-name="P5"/>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tyle_20_de_20_dessin_20_par_20_défaut" style:display-name="Style de dessin par défaut" style:family="paragraph">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re_20_A0" style:display-name="Titre A0" style:family="paragraph" style:parent-style-name="A0">
      <style:text-properties style:font-name="Noto Sans" fo:font-family="'Noto Sans'" style:font-family-generic="roman" style:font-pitch="variable" fo:font-size="96pt" style:font-size-asian="96pt"/>
    </style:style>
    <style:style style:name="En-tête_20_A0" style:display-name="En-tête A0" style:family="paragraph" style:parent-style-name="A0">
      <style:text-properties style:font-name="Noto Sans" fo:font-family="'Noto Sans'" style:font-family-generic="roman" style:font-pitch="variable" fo:font-size="71.5pt" style:font-size-asian="71.5pt"/>
    </style:style>
    <style:style style:name="Texte_20_A0" style:display-name="Texte A0" style:family="paragraph" style:parent-style-name="A0">
      <style:text-properties style:font-name="Noto Sans" fo:font-family="'Noto Sans'" style:font-family-generic="roman" style:font-pitch="variable" fo:font-size="48pt" style:font-size-asian="48pt"/>
    </style:style>
    <style:style style:name="Image"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Standard_7e_LT_7e_Gliederung_20_1" style:display-name="Standard~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bjets_20_d_27_arrière-plan" style:display-name="Objets d'arrière-plan"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text-indent="-0.6cm"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09:43:57.608541321</meta:creation-date>
    <dc:date>2025-04-13T22:38:57.645510449</dc:date>
    <meta:editing-duration>PT23M56S</meta:editing-duration>
    <meta:editing-cycles>4</meta:editing-cycles>
    <meta:generator>LibreOffice/24.2.7.2$Linux_X86_64 LibreOffice_project/420$Build-2</meta:generator>
    <meta:document-statistic meta:table-count="0" meta:image-count="0" meta:object-count="0" meta:page-count="1" meta:paragraph-count="20" meta:word-count="470" meta:character-count="2907" meta:non-whitespace-character-count="2455"/>
  </office:meta>
</office:document-meta>
</file>